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0b30" officeooo:paragraph-rsid="001d0b30"/>
    </style:style>
    <style:style style:name="P2" style:family="paragraph" style:parent-style-name="Standard">
      <style:paragraph-properties fo:line-height="200%"/>
      <style:text-properties officeooo:rsid="001d0b30" officeooo:paragraph-rsid="001d0b3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unjun Kim</text:p>
      <text:p text:style-name="P1">//exk170230</text:p>
      <text:p text:style-name="P1">//CS3371.0W1</text:p>
      <text:p text:style-name="P1">//03/24/19</text:p>
      <text:p text:style-name="P1">//Nhut Nguyen</text:p>
      <text:p text:style-name="P2"/>
      <text:p text:style-name="P2">This program, my shell, reads in the user input and divides the one long command into multiple specific commands. The pointer moves one character by one character and when it finds the command, the command is stored in an array. When the pointer points to the semicolon (;) it executes the command right before the semicolon. The pointer keep moves on if there is no empty line. When the pointer now points to the pipe (|), it takes the previous command and pipe into the command right after the pipe. Similar rules applies to the redirection. When the pointer points to &gt;, &lt; or &gt;&gt;, the program executes based on what the pointer pointed at. The program executes input for &lt;, output for &gt; and append for &g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21:29:32.704406690</meta:creation-date>
    <dc:date>2019-03-24T23:55:44.209836877</dc:date>
    <meta:editing-duration>PT2H16M1S</meta:editing-duration>
    <meta:editing-cycles>3</meta:editing-cycles>
    <meta:generator>LibreOffice/6.0.7.3$Linux_X86_64 LibreOffice_project/00m0$Build-3</meta:generator>
    <meta:document-statistic meta:table-count="0" meta:image-count="0" meta:object-count="0" meta:page-count="1" meta:paragraph-count="6" meta:word-count="135" meta:character-count="765" meta:non-whitespace-character-count="636"/>
  </office:meta>
</office:document-meta>
</file>